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f635" officeooo:paragraph-rsid="001df635"/>
    </style:style>
    <style:style style:name="P2" style:family="paragraph" style:parent-style-name="Standard">
      <style:text-properties officeooo:paragraph-rsid="001df635"/>
    </style:style>
    <style:style style:name="P3" style:family="paragraph" style:parent-style-name="Standard">
      <style:text-properties officeooo:rsid="001df635" officeooo:paragraph-rsid="001df635"/>
    </style:style>
    <style:style style:name="P4" style:family="paragraph" style:parent-style-name="Standard">
      <style:text-properties officeooo:rsid="00203e67" officeooo:paragraph-rsid="00203e67"/>
    </style:style>
    <style:style style:name="P5" style:family="paragraph" style:parent-style-name="Standard">
      <style:text-properties style:font-name="Courier 10 Pitch"/>
    </style:style>
    <style:style style:name="P6" style:family="paragraph" style:parent-style-name="Standard" style:list-style-name="L1">
      <style:text-properties style:font-name="Courier 10 Pitch"/>
    </style:style>
    <style:style style:name="P7" style:family="paragraph" style:parent-style-name="Standard" style:list-style-name="L1">
      <style:text-properties style:font-name="Courier 10 Pitch" officeooo:paragraph-rsid="00203e67"/>
    </style:style>
    <style:style style:name="P8" style:family="paragraph" style:parent-style-name="Standard" style:list-style-name="L1">
      <style:text-properties style:font-name="Courier 10 Pitch" officeooo:rsid="00203e67" officeooo:paragraph-rsid="00203e67"/>
    </style:style>
    <style:style style:name="P9" style:family="paragraph" style:parent-style-name="Standard">
      <style:paragraph-properties fo:line-height="100%"/>
      <style:text-properties style:font-name="Courier 10 Pitch"/>
    </style:style>
    <style:style style:name="P10" style:family="paragraph" style:parent-style-name="Standard">
      <style:text-properties style:font-name="Courier 10 Pitch" fo:font-size="10pt" style:font-size-asian="10pt" style:font-size-complex="10pt"/>
    </style:style>
    <style:style style:name="P11" style:family="paragraph" style:parent-style-name="Standard">
      <style:text-properties style:font-name="Courier 10 Pitch" fo:font-size="10pt" officeooo:rsid="0020cc81" officeooo:paragraph-rsid="0020cc81" style:font-size-asian="10pt" style:font-size-complex="10pt"/>
    </style:style>
    <style:style style:name="P12" style:family="paragraph" style:parent-style-name="Standard" style:list-style-name="L1">
      <style:text-properties officeooo:rsid="0020cc81" officeooo:paragraph-rsid="0020cc81"/>
    </style:style>
    <style:style style:name="P13" style:family="paragraph" style:parent-style-name="Standard">
      <style:text-properties officeooo:rsid="0020cc81" officeooo:paragraph-rsid="0020cc81"/>
    </style:style>
    <style:style style:name="P14" style:family="paragraph" style:parent-style-name="Text_20_body">
      <style:text-properties officeooo:paragraph-rsid="001df635"/>
    </style:style>
    <style:style style:name="P15" style:family="paragraph" style:parent-style-name="Text_20_body">
      <style:text-properties officeooo:rsid="001e3703" officeooo:paragraph-rsid="001e3703"/>
    </style:style>
    <style:style style:name="P16" style:family="paragraph" style:parent-style-name="Text_20_body">
      <style:text-properties officeooo:paragraph-rsid="001e3703"/>
    </style:style>
    <style:style style:name="P17" style:family="paragraph" style:parent-style-name="Text_20_body">
      <style:text-properties officeooo:rsid="001f7a3a" officeooo:paragraph-rsid="001f7a3a"/>
    </style:style>
    <style:style style:name="P18" style:family="paragraph" style:parent-style-name="Text_20_body" style:list-style-name="L1">
      <style:text-properties officeooo:rsid="00203e67" officeooo:paragraph-rsid="00203e67"/>
    </style:style>
    <style:style style:name="P19" style:family="paragraph" style:parent-style-name="Text_20_body">
      <style:text-properties officeooo:rsid="00203e67" officeooo:paragraph-rsid="00203e67"/>
    </style:style>
    <style:style style:name="P20" style:family="paragraph" style:parent-style-name="Text_20_body">
      <style:paragraph-properties fo:line-height="100%"/>
      <style:text-properties style:font-name="Courier 10 Pitch" officeooo:paragraph-rsid="0020cc81"/>
    </style:style>
    <style:style style:name="P21" style:family="paragraph" style:parent-style-name="Text_20_body">
      <style:paragraph-properties fo:line-height="100%"/>
      <style:text-properties officeooo:paragraph-rsid="0020cc81"/>
    </style:style>
    <style:style style:name="P22" style:family="paragraph" style:parent-style-name="Heading_20_3">
      <style:text-properties officeooo:rsid="001f7a3a" officeooo:paragraph-rsid="001f7a3a"/>
    </style:style>
    <style:style style:name="T1" style:family="text">
      <style:text-properties officeooo:rsid="001df635"/>
    </style:style>
    <style:style style:name="T2" style:family="text">
      <style:text-properties officeooo:rsid="001e3703"/>
    </style:style>
    <style:style style:name="T3" style:family="text">
      <style:text-properties officeooo:rsid="001e3703" fo:background-color="#ffff00" loext:char-shading-value="0"/>
    </style:style>
    <style:style style:name="T4" style:family="text">
      <style:text-properties officeooo:rsid="00203e67"/>
    </style:style>
    <style:style style:name="T5" style:family="text">
      <style:text-properties fo:color="#000000" style:font-name="lucidatypewriter" fo:font-size="10pt" style:font-size-asian="10pt"/>
    </style:style>
    <style:style style:name="T6" style:family="text">
      <style:text-properties fo:color="#000000" fo:font-size="10pt" officeooo:rsid="00203e67" style:font-size-asian="10pt"/>
    </style:style>
    <style:style style:name="T7" style:family="text">
      <style:text-properties fo:color="#000000" fo:font-size="10pt" style:font-size-asian="10pt"/>
    </style:style>
    <style:style style:name="T8" style:family="text">
      <style:text-properties fo:color="#000000" style:font-name="Courier 10 Pitch" fo:font-size="10pt" style:font-size-asian="10pt"/>
    </style:style>
    <style:style style:name="T9" style:family="text">
      <style:text-properties fo:color="#000000"/>
    </style:style>
    <style:style style:name="T10" style:family="text">
      <style:text-properties fo:color="#a020f0" style:font-name="lucidatypewriter" fo:font-size="10pt" style:font-size-asian="10pt"/>
    </style:style>
    <style:style style:name="T11" style:family="text">
      <style:text-properties fo:color="#a020f0" fo:font-size="10pt" style:font-size-asian="10pt"/>
    </style:style>
    <style:style style:name="T12" style:family="text">
      <style:text-properties fo:color="#228b22" style:font-name="lucidatypewriter" fo:font-size="10pt" style:font-size-asian="10pt"/>
    </style:style>
    <style:style style:name="T13" style:family="text">
      <style:text-properties fo:color="#228b22" style:font-name="Courier 10 Pitch" fo:font-size="10pt" style:font-size-asian="10pt"/>
    </style:style>
    <style:style style:name="T14" style:family="text">
      <style:text-properties fo:color="#228b22" fo:font-size="10pt" style:font-size-asian="10pt"/>
    </style:style>
    <style:style style:name="T15" style:family="text">
      <style:text-properties fo:color="#228b22"/>
    </style:style>
    <style:style style:name="T16"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taset creation from last.fm or other folksonomy tags</text:h>
      <text:p text:style-name="Standard"/>
      <text:p text:style-name="P1">This task was about getting <text:s/>a relevant subset of a Folksonomy of tags in order to upload a dataset into AcousticBraninz so it can be trained and classified.</text:p>
      <text:p text:style-name="P1"/>
      <text:p text:style-name="P1">In our case, we used the provided Last.fm CSV file in order to to make a “Happy”/”Sad” mood classifier.</text:p>
      <text:p text:style-name="P2"/>
      <text:h text:style-name="P22" text:outline-level="3">Input: Folksonomy</text:h>
      <text:p text:style-name="P14"><text:span text:style-name="T1">As stated before, we worked from the given file 'acousticbrainz-2015-01-lastfm-tags.csv' wich contains around</text:span><text:span text:style-name="T3"> _____</text:span><text:span text:style-name="T2"> instances, and __ columns wich represent it's MBID followed by pairs of data t</text:span>he first item in a pair is a tag, and the second item is its count in that recording. These counts are normalised per recording, that is, a count of 100 means that it is the most common tag in that recording, not that it has been tagged with this tag 100 times.</text:p>
      <text:p text:style-name="P16"><text:span text:style-name="T2">As tagging is Last.fm is free, meaning that user can tag any facet of the sound (mood, genre, artist characteristic, random thoughts….) and not moderated </text:span>it is prone to manipulation by the site's users, most often resulting <text:span text:style-name="T2">in some disagreements and random tags.</text:span></text:p>
      <text:p text:style-name="P15">For this reason we tried to use the simplest possible approach and also trying to consider only the sounds that have maximal counts for the tags of our interest.</text:p>
      <text:p text:style-name="P15"/>
      <text:h text:style-name="Heading_20_3" text:outline-level="3">Taxonomy</text:h>
      <text:p text:style-name="P15">We decided to build a 'mood' dataset, trying to establish a characteristic mood or sensation that most users can agree t<text:span text:style-name="T4">on</text:span>.</text:p>
      <text:p text:style-name="P15">As stated before, Last.fm Folksonomy could have a a huge variety of tags and event disagreements and contradictions in the same piece so we decided to keep it simple and establish a very trivial and common taxonomy in order to extract relevant information from our Folksonomy with words most users know and use frequently.</text:p>
      <text:p text:style-name="P15">'Happy' and 'Sad' are the two classes we are going to use. We are looking for the presence of this exact tags in the whole database and try to construct the database from here.</text:p>
      <text:p text:style-name="P15">We know that emotions can be expressed in many ways; and even our selected emotion can be themselfs expressed in different ways, but we considered them as the standard, common and robust way to express these opposed moods.</text:p>
      <text:p text:style-name="P15"/>
      <text:h text:style-name="Heading_20_3" text:outline-level="3">Procedure</text:h>
      <text:p text:style-name="P17">In order to process the Folksonomy to extract relevant instances for our taxonomy we used MATLAB.</text:p>
      <text:p text:style-name="P17">Next, we are going to detail the followed process, together with some key pieces of code:</text:p>
      <text:p text:style-name="P17"/>
      <text:p text:style-name="P17"/>
      <text:p text:style-name="P17"/>
      <text:p text:style-name="P17"/>
      <text:list xml:id="list4170305074576585649" text:style-name="L1">
        <text:list-item>
          <text:p text:style-name="P18"><text:soft-page-break/>We first load the CSV Folksomy, define our Taxonomy and the number of instances we want to extract for each class:</text:p>
          <text:p text:style-name="P8"><text:span text:style-name="T7"><text:s/>M = csvimport(</text:span><text:span text:style-name="T11">'../CSV/acousticbrainz-2015-01-lastfm-tags.csv'</text:span><text:span text:style-name="T7">); </text:span><text:span text:style-name="T14">%Importing CSV database.</text:span></text:p>
          <text:p text:style-name="P7"><text:span text:style-name="T6"><text:s/></text:span><text:span text:style-name="T7">tax = [</text:span><text:span text:style-name="T11">'happy'</text:span><text:span text:style-name="T7">;</text:span><text:span text:style-name="T11">'sad <text:s/>'</text:span><text:span text:style-name="T7">] </text:span><text:span text:style-name="T14">% Taxonomy</text:span></text:p>
          <text:p text:style-name="P6"><text:span text:style-name="T7"><text:s/>N = 1000; </text:span><text:span text:style-name="T14">% Number of desired instances for each class.</text:span></text:p>
        </text:list-item>
      </text:list>
      <text:p text:style-name="Standard"><text:span text:style-name="T12"/></text:p>
      <text:p text:style-name="Standard"><text:span text:style-name="T12"/></text:p>
      <text:list xml:id="list173229419970534" text:continue-numbering="true" text:style-name="L1">
        <text:list-item>
          <text:p text:style-name="P18">Then for each class in the taxonomy ('keyword' in our code), we first perform a search for it in the table:</text:p>
        </text:list-item>
      </text:list>
      <text:p text:style-name="P21"><text:span text:style-name="T4"><text:tab/></text:span><text:span text:style-name="T8">indices= find(strcmpi(keyword,M)); </text:span><text:span text:style-name="T13">% Search the keyword in all the cells.</text:span></text:p>
      <text:p text:style-name="P20"><text:span text:style-name="T14"><text:tab/></text:span><text:span text:style-name="T7">j = double(idivide(int32(indices),size(M,1))+1); </text:span><text:span text:style-name="T14">% Get column list</text:span></text:p>
      <text:p text:style-name="P9"><text:span text:style-name="T7"><text:s text:c="2"/><text:tab/>i <text:s/>= <text:s/>mod(indices,size(M,1)); <text:s text:c="2"/></text:span><text:span text:style-name="T14">% Get row list</text:span></text:p>
      <text:p text:style-name="P4"/>
      <text:p text:style-name="P19"/>
      <text:list xml:id="list173228973270655" text:continue-numbering="true" text:style-name="L1">
        <text:list-item>
          <text:p text:style-name="P12">All instances that contain our word are putted into a reduced version of the database, containing only MBID, the keyword and it's count. </text:p>
          <text:p text:style-name="P12">We noted that some instances appear more than one time in the Folksonomy so in this step we also filter them.</text:p>
        </text:list-item>
      </text:list>
      <text:p text:style-name="P13"/>
      <text:p text:style-name="P11"><text:span text:style-name="T16"><text:tab/>while</text:span><text:span text:style-name="T9"> k &lt;= length(i)</text:span></text:p>
      <text:p text:style-name="P10"><text:span text:style-name="T9"><text:s text:c="2"/><text:tab/> <text:s text:c="2"/>idx = find(strcmpi(M{i(k),1},keywordCells), 1); </text:span><text:span text:style-name="T15">% Checking for <text:tab/><text:tab/><text:tab/>duplicated ids</text:span></text:p>
      <text:p text:style-name="P10"><text:span text:style-name="T9"><text:s text:c="4"/><text:tab/> </text:span><text:span text:style-name="T16">if</text:span><text:span text:style-name="T9"> (isempty(idx)) </text:span><text:span text:style-name="T15">% If current id is not present in new table</text:span></text:p>
      <text:p text:style-name="P10"><text:span text:style-name="T9"><text:s text:c="8"/>keywordCells(n,1) = <text:s/>M(i(k),1); </text:span><text:span text:style-name="T15">% 1st column: musicbrainz id</text:span></text:p>
      <text:p text:style-name="P10"><text:span text:style-name="T9"><text:s text:c="8"/>keywordCells(n,2) = <text:s/>M(i(k),j(k)); </text:span><text:span text:style-name="T15">% 2nd column: keyword value</text:span></text:p>
      <text:p text:style-name="P10"><text:span text:style-name="T9"><text:s text:c="8"/>keywordCells{n,3} = <text:s/>cellfun(@str2num,M(i(k),j(k)+1)); </text:span><text:span text:style-name="T15">% 3rd column: <text:tab/><text:tab/> <text:s/>keyword count</text:span></text:p>
      <text:p text:style-name="P10"><text:span text:style-name="T9"><text:s text:c="8"/>n=n+1;</text:span></text:p>
      <text:p text:style-name="P10"><text:span text:style-name="T9"><text:s text:c="4"/><text:tab/> </text:span><text:span text:style-name="T16">end</text:span></text:p>
      <text:p text:style-name="P10"><text:span text:style-name="T9"><text:s text:c="4"/><text:tab/> k=k+1;</text:span></text:p>
      <text:p text:style-name="P10"><text:span text:style-name="T16"><text:tab/>end</text:span></text:p>
      <text:p text:style-name="P13"/>
      <text:p text:style-name="P13"/>
      <text:list xml:id="list173228007538192" text:continue-numbering="true" text:style-name="L1">
        <text:list-item>
          <text:p text:style-name="P12">Then, we are going to keep only the defined number of instances four our final database (N=1000). We are ordering our subset decreasingly by considering the keyword count, and take the first N instances, so we are selecting those were our tag is more relevant or prominent:</text:p>
          <text:p text:style-name="P12"/>
        </text:list-item>
      </text:list>
      <text:p text:style-name="P13"><text:span text:style-name="T5"><text:tab/></text:span><text:span text:style-name="T8">Y = sortcell(keywordCells,3); </text:span><text:span text:style-name="T13">% Order rows <text:s/>by considering keyword count.</text:span></text:p>
      <text:p text:style-name="P5"><text:span text:style-name="T7"><text:tab/>fY = flipud(Y); </text:span><text:span text:style-name="T14">% As sortcell orders increasing, we flip to get it d<text:tab/>ecreasing</text:span></text:p>
      <text:p text:style-name="P5"><text:span text:style-name="T14"><text:s/></text:span></text:p>
      <text:p text:style-name="P5"><text:span text:style-name="T7"><text:tab/>picked = fY(1:N,:); </text:span><text:span text:style-name="T14">% Our subset will be the N first instances in our <text:tab/>ordered dataset.</text:span></text:p>
      <text:p text:style-name="P13"/>
      <text:list xml:id="list173228955264945" text:continue-numbering="true" text:style-name="L1">
        <text:list-item>
          <text:p text:style-name="P12">Following the specifications we will finally generate a CSV file containing MBIDs for all selected instances together with their belonging class. So in our case it will be a 2000x2 table.</text:p>
          <text:p text:style-name="P12"/>
        </text:list-item>
      </text:list>
      <text:p text:style-name="P13"><text:span text:style-name="T5"><text:tab/> </text:span><text:span text:style-name="T8">db = cat(1,happyDatabase(:,1:2),sadDatabase(:,1:2)); </text:span><text:span text:style-name="T13">% All instances in <text:tab/>the same table with their class</text:span></text:p>
      <text:p text:style-name="P5"><text:span text:style-name="T7"><text:s/><text:tab/>cell2csv(</text:span><text:span text:style-name="T11">'../CSV/dataset.csv'</text:span><text:span text:style-name="T7">,db); <text:s/></text:span><text:span text:style-name="T14">% Export table into CSV file</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Foot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Sender" style:family="paragraph" style:parent-style-name="Standard" style:class="extra"/>
    <style:style style:name="Signature" style:family="paragraph" style:parent-style-name="Standard" style:class="text"/>
    <style:style style:name="Salutation" style:family="paragraph" style:parent-style-name="Standard" style:class="text"/>
    <style:style style:name="Preformatted_20_Text" style:display-name="Preformatted Text" style:family="paragraph" style:parent-style-name="Standard" style:class="html"/>
    <style:style style:name="Marginalia" style:family="paragraph" style:parent-style-name="Text_20_body" style:class="text"/>
    <style:style style:name="List_20_Indent" style:display-name="List Indent" style:family="paragraph" style:parent-style-name="Text_20_body" style:class="text"/>
    <style:style style:name="First_20_line_20_indent" style:display-name="First line indent" style:family="paragraph" style:parent-style-name="Text_20_body" style:class="text"/>
    <style:style style:name="Text_20_body_20_indent" style:display-name="Text body indent" style:family="paragraph" style:parent-style-name="Text_20_body" style:class="text"/>
    <style:style style:name="Hanging_20_indent" style:display-name="Hanging indent" style:family="paragraph" style:parent-style-name="Text_20_body"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6:40:58.123828617</meta:creation-date>
    <dc:date>2016-03-10T17:32:27.673847678</dc:date>
    <meta:editing-duration>PT32M6S</meta:editing-duration>
    <meta:editing-cycles>5</meta:editing-cycles>
    <meta:generator>LibreOffice/5.0.2.2$Linux_X86_64 LibreOffice_project/00m0$Build-2</meta:generator>
    <meta:document-statistic meta:table-count="0" meta:image-count="0" meta:object-count="0" meta:page-count="2" meta:paragraph-count="43" meta:word-count="720" meta:character-count="4421" meta:non-whitespace-character-count="3653"/>
  </office:meta>
</office:document-meta>
</file>